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0000003A9D595F8B92D476B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472cm" svg:height="24.79cm" svg:x="1.367cm" svg:y="1.82cm">
          <draw:image xlink:href="Pictures/10000201000002E0000003A9D595F8B92D476B3C.png" xlink:type="simple" xlink:show="embed" xlink:actuate="onLoad">
            <text:p/>
          </draw:image>
        </draw:frame>
        <draw:frame draw:style-name="gr2" draw:text-style-name="P1" draw:layer="layout" svg:width="19.472cm" svg:height="24.79cm" svg:x="20.771cm" svg:y="1.762cm">
          <draw:image xlink:href="Pictures/10000201000002E0000003A9D595F8B92D476B3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18:28:10.364478824</meta:creation-date>
    <dc:date>2018-02-04T18:30:36.722941563</dc:date>
    <meta:editing-duration>PT2M29S</meta:editing-duration>
    <meta:editing-cycles>1</meta:editing-cycles>
    <meta:document-statistic meta:object-count="2"/>
    <meta:generator>LibreOffice/5.1.6.2$Linux_X86_64 LibreOffice_project/10m0$Build-2</meta:generator>
  </office:meta>
</office:document-meta>
</file>